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fr" fo:country="FR" fo:font-weight="normal" officeooo:rsid="00059081" officeooo:paragraph-rsid="00059081" style:font-size-asian="14pt" style:font-weight-asian="normal" style:font-size-complex="16pt" style:font-weight-complex="normal"/>
    </style:style>
    <style:style style:name="P2" style:family="paragraph" style:parent-style-name="Standard">
      <style:paragraph-properties fo:text-align="start" style:justify-single-word="false"/>
      <style:text-properties fo:font-size="13pt" fo:language="fr" fo:country="FR" style:text-underline-style="solid" style:text-underline-width="auto" style:text-underline-color="font-color" fo:font-weight="bold" officeooo:rsid="00059081" officeooo:paragraph-rsid="00059081" style:font-size-asian="11.3500003814697pt" style:font-weight-asian="bold" style:font-size-complex="13pt" style:font-weight-complex="bold"/>
    </style:style>
    <style:style style:name="P3" style:family="paragraph" style:parent-style-name="Standard">
      <style:paragraph-properties fo:text-align="start" style:justify-single-word="false"/>
      <style:text-properties fo:font-size="13pt" fo:language="fr" fo:country="FR" style:text-underline-style="none" fo:font-weight="normal" officeooo:rsid="00059081" officeooo:paragraph-rsid="00059081"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fo:font-size="13pt" fo:language="fr" fo:country="FR" style:text-underline-style="none" fo:font-weight="normal" officeooo:rsid="00082c7d" officeooo:paragraph-rsid="00082c7d"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fo:font-size="13pt" fo:language="fr" fo:country="FR" style:text-underline-style="none" fo:font-weight="normal" officeooo:rsid="00088f12" officeooo:paragraph-rsid="00088f12" style:font-size-asian="11.3500003814697pt" style:font-weight-asian="normal" style:font-size-complex="13pt" style:font-weight-complex="normal"/>
    </style:style>
    <style:style style:name="P6" style:family="paragraph" style:parent-style-name="Standard">
      <style:paragraph-properties fo:text-align="center" style:justify-single-word="false"/>
      <style:text-properties fo:font-size="13pt" fo:language="fr" fo:country="FR" style:text-underline-style="none" fo:font-weight="normal" officeooo:rsid="0008cea5" officeooo:paragraph-rsid="0008cea5"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fo:font-size="13pt" fo:language="fr" fo:country="FR" style:text-underline-style="none" fo:font-weight="normal" officeooo:rsid="0008cea5" officeooo:paragraph-rsid="0008cea5"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fo:font-size="13pt" fo:language="fr" fo:country="FR" style:text-underline-style="none" fo:font-weight="normal" officeooo:rsid="000a8103" officeooo:paragraph-rsid="000a8103"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fo:font-size="13pt" fo:language="fr" fo:country="FR" style:text-underline-style="none" fo:font-weight="normal" officeooo:rsid="000c5461" officeooo:paragraph-rsid="000c5461"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fo:font-size="13pt" fo:language="fr" fo:country="FR" style:text-underline-style="none" fo:font-weight="normal" officeooo:rsid="0017b569" officeooo:paragraph-rsid="0017b569"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fo:font-size="13pt" fo:language="fr" fo:country="FR" fo:font-style="italic" style:text-underline-style="none" fo:font-weight="normal" officeooo:rsid="000a8103" officeooo:paragraph-rsid="000a8103" style:font-size-asian="11.3500003814697pt" style:font-style-asian="italic" style:font-weight-asian="normal" style:font-size-complex="13pt" style:font-style-complex="italic" style:font-weight-complex="normal"/>
    </style:style>
    <style:style style:name="P12" style:family="paragraph" style:parent-style-name="Standard">
      <style:paragraph-properties fo:text-align="start" style:justify-single-word="false"/>
      <style:text-properties fo:font-size="13pt" fo:language="fr" fo:country="FR" fo:font-style="normal" style:text-underline-style="none" fo:font-weight="normal" officeooo:rsid="000a8103" officeooo:paragraph-rsid="000a8103" style:font-size-asian="11.3500003814697pt" style:font-style-asian="normal" style:font-weight-asian="normal" style:font-size-complex="13pt" style:font-style-complex="normal" style:font-weight-complex="normal"/>
    </style:style>
    <style:style style:name="P13" style:family="paragraph" style:parent-style-name="Standard">
      <style:paragraph-properties fo:text-align="start" style:justify-single-word="false"/>
      <style:text-properties fo:font-size="13pt" fo:language="fr" fo:country="FR" fo:font-style="normal" style:text-underline-style="none" fo:font-weight="normal" officeooo:rsid="000c5461" officeooo:paragraph-rsid="000c5461" style:font-size-asian="11.3500003814697pt" style:font-style-asian="normal" style:font-weight-asian="normal" style:font-size-complex="13pt" style:font-style-complex="normal" style:font-weight-complex="normal"/>
    </style:style>
    <style:style style:name="P14" style:family="paragraph" style:parent-style-name="Standard">
      <style:paragraph-properties fo:text-align="start" style:justify-single-word="false"/>
      <style:text-properties fo:font-size="13pt" fo:language="fr" fo:country="FR" fo:font-style="normal" style:text-underline-style="none" fo:font-weight="normal" officeooo:rsid="000c5461" officeooo:paragraph-rsid="000a8103" style:font-size-asian="11.3500003814697pt" style:font-style-asian="normal" style:font-weight-asian="normal" style:font-size-complex="13pt" style:font-style-complex="normal" style:font-weight-complex="normal"/>
    </style:style>
    <style:style style:name="P15" style:family="paragraph" style:parent-style-name="Standard">
      <style:paragraph-properties fo:text-align="start" style:justify-single-word="false"/>
      <style:text-properties fo:font-size="13pt" fo:language="fr" fo:country="FR" fo:font-style="normal" style:text-underline-style="none" fo:font-weight="normal" officeooo:rsid="000b9d54" officeooo:paragraph-rsid="000b9d54" style:font-size-asian="11.3500003814697pt" style:font-style-asian="normal" style:font-weight-asian="normal" style:font-size-complex="13pt" style:font-style-complex="normal" style:font-weight-complex="normal"/>
    </style:style>
    <style:style style:name="P16" style:family="paragraph" style:parent-style-name="Standard">
      <style:paragraph-properties fo:text-align="start" style:justify-single-word="false"/>
      <style:text-properties fo:font-size="13pt" fo:language="fr" fo:country="FR" fo:font-style="normal" style:text-underline-style="none" fo:font-weight="normal" officeooo:rsid="000b9d54" officeooo:paragraph-rsid="000c5461" style:font-size-asian="11.3500003814697pt" style:font-style-asian="normal" style:font-weight-asian="normal" style:font-size-complex="13pt" style:font-style-complex="normal" style:font-weight-complex="normal"/>
    </style:style>
    <style:style style:name="P17" style:family="paragraph" style:parent-style-name="Standard">
      <style:paragraph-properties fo:text-align="start" style:justify-single-word="false"/>
      <style:text-properties fo:font-size="13pt" fo:language="fr" fo:country="FR" fo:font-style="normal" style:text-underline-style="none" fo:font-weight="normal" officeooo:rsid="000d718b" officeooo:paragraph-rsid="000d718b" style:font-size-asian="11.3500003814697pt" style:font-style-asian="normal" style:font-weight-asian="normal" style:font-size-complex="13pt" style:font-style-complex="normal" style:font-weight-complex="normal"/>
    </style:style>
    <style:style style:name="P18" style:family="paragraph" style:parent-style-name="Standard">
      <style:paragraph-properties fo:text-align="start" style:justify-single-word="false"/>
      <style:text-properties fo:font-size="13pt" fo:language="fr" fo:country="FR" fo:font-style="normal" style:text-underline-style="none" fo:font-weight="normal" officeooo:rsid="000d7ad4" officeooo:paragraph-rsid="000d7ad4" style:font-size-asian="11.3500003814697pt" style:font-style-asian="normal" style:font-weight-asian="normal" style:font-size-complex="13pt" style:font-style-complex="normal" style:font-weight-complex="normal"/>
    </style:style>
    <style:style style:name="P19" style:family="paragraph" style:parent-style-name="Standard">
      <style:paragraph-properties fo:text-align="start" style:justify-single-word="false"/>
      <style:text-properties fo:font-size="13pt" fo:language="fr" fo:country="FR" fo:font-style="normal" style:text-underline-style="none" fo:font-weight="normal" officeooo:rsid="000ec466" officeooo:paragraph-rsid="000ec466" style:font-size-asian="11.3500003814697pt" style:font-style-asian="normal" style:font-weight-asian="normal" style:font-size-complex="13pt" style:font-style-complex="normal" style:font-weight-complex="normal"/>
    </style:style>
    <style:style style:name="P20" style:family="paragraph" style:parent-style-name="Standard">
      <style:paragraph-properties fo:text-align="center" style:justify-single-word="false"/>
      <style:text-properties fo:font-size="13pt" fo:language="fr" fo:country="FR" fo:font-style="normal" style:text-underline-style="none" fo:font-weight="normal" officeooo:rsid="00108810" officeooo:paragraph-rsid="00108810" style:font-size-asian="11.3500003814697pt" style:font-style-asian="normal" style:font-weight-asian="normal" style:font-size-complex="13pt" style:font-style-complex="normal" style:font-weight-complex="normal"/>
    </style:style>
    <style:style style:name="P21" style:family="paragraph" style:parent-style-name="Standard">
      <style:paragraph-properties fo:text-align="start" style:justify-single-word="false"/>
      <style:text-properties fo:font-size="13pt" fo:language="fr" fo:country="FR" fo:font-style="normal" style:text-underline-style="none" fo:font-weight="normal" officeooo:rsid="0010f879" officeooo:paragraph-rsid="0010f879" style:font-size-asian="11.3500003814697pt" style:font-style-asian="normal" style:font-weight-asian="normal" style:font-size-complex="13pt" style:font-style-complex="normal" style:font-weight-complex="normal"/>
    </style:style>
    <style:style style:name="P22" style:family="paragraph" style:parent-style-name="Standard">
      <style:paragraph-properties fo:text-align="start" style:justify-single-word="false"/>
      <style:text-properties fo:font-size="13pt" fo:language="fr" fo:country="FR" fo:font-style="normal" style:text-underline-style="none" fo:font-weight="normal" officeooo:rsid="00140007" officeooo:paragraph-rsid="00140007" style:font-size-asian="11.3500003814697pt" style:font-style-asian="normal" style:font-weight-asian="normal" style:font-size-complex="13pt" style:font-style-complex="normal" style:font-weight-complex="normal"/>
    </style:style>
    <style:style style:name="P23" style:family="paragraph" style:parent-style-name="Standard">
      <style:paragraph-properties fo:text-align="start" style:justify-single-word="false"/>
      <style:text-properties fo:font-size="13pt" fo:language="fr" fo:country="FR" fo:font-style="normal" style:text-underline-style="none" fo:font-weight="normal" officeooo:rsid="0016d9c4" officeooo:paragraph-rsid="0016d9c4" style:font-size-asian="11.3500003814697pt" style:font-style-asian="normal" style:font-weight-asian="normal" style:font-size-complex="13pt" style:font-style-complex="normal" style:font-weight-complex="normal"/>
    </style:style>
    <style:style style:name="P24" style:family="paragraph" style:parent-style-name="Standard">
      <style:paragraph-properties fo:text-align="start" style:justify-single-word="false"/>
      <style:text-properties fo:font-size="13pt" fo:language="fr" fo:country="FR" fo:font-style="normal" style:text-underline-style="none" fo:font-weight="normal" officeooo:rsid="0017b569" officeooo:paragraph-rsid="0017b569" style:font-size-asian="11.3500003814697pt" style:font-style-asian="normal" style:font-weight-asian="normal" style:font-size-complex="13pt" style:font-style-complex="normal" style:font-weight-complex="normal"/>
    </style:style>
    <style:style style:name="P25" style:family="paragraph" style:parent-style-name="Standard">
      <style:paragraph-properties fo:text-align="start" style:justify-single-word="false"/>
      <style:text-properties fo:font-size="13pt" fo:language="fr" fo:country="FR" fo:font-style="normal" style:text-underline-style="none" fo:font-weight="normal" officeooo:rsid="0017b569" officeooo:paragraph-rsid="001a49fd" style:font-size-asian="11.3500003814697pt" style:font-style-asian="normal" style:font-weight-asian="normal" style:font-size-complex="13pt" style:font-style-complex="normal" style:font-weight-complex="normal"/>
    </style:style>
    <style:style style:name="P26" style:family="paragraph" style:parent-style-name="Standard">
      <style:paragraph-properties fo:text-align="start" style:justify-single-word="false"/>
      <style:text-properties fo:font-size="13pt" fo:language="fr" fo:country="FR" fo:font-style="normal" style:text-underline-style="none" fo:font-weight="normal" officeooo:rsid="001a49fd" officeooo:paragraph-rsid="001a49fd" style:font-size-asian="11.3500003814697pt" style:font-style-asian="normal" style:font-weight-asian="normal" style:font-size-complex="13pt" style:font-style-complex="normal" style:font-weight-complex="normal"/>
    </style:style>
    <style:style style:name="P27" style:family="paragraph" style:parent-style-name="Standard">
      <style:paragraph-properties fo:text-align="center" style:justify-single-word="false"/>
      <style:text-properties fo:font-size="14pt" fo:language="fr" fo:country="FR" style:text-underline-style="none" fo:font-weight="normal" officeooo:rsid="0008cea5" officeooo:paragraph-rsid="0008cea5"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fo:font-size="13pt" fo:language="fr" fo:country="FR" fo:font-style="normal" style:text-underline-style="none" fo:font-weight="normal" officeooo:rsid="001a5421" officeooo:paragraph-rsid="001a5421" style:font-size-asian="11.3500003814697pt" style:font-style-asian="normal" style:font-weight-asian="normal" style:font-size-complex="13pt" style:font-style-complex="normal" style:font-weight-complex="normal"/>
    </style:style>
    <style:style style:name="P29" style:family="paragraph" style:parent-style-name="Standard">
      <style:paragraph-properties fo:text-align="start" style:justify-single-word="false"/>
      <style:text-properties fo:font-size="13pt" fo:language="fr" fo:country="FR" fo:font-style="normal" style:text-underline-style="none" fo:font-weight="normal" officeooo:rsid="001f4560" officeooo:paragraph-rsid="001f4560" style:font-size-asian="11.3500003814697pt" style:font-style-asian="normal" style:font-weight-asian="normal" style:font-size-complex="13pt" style:font-style-complex="normal" style:font-weight-complex="normal"/>
    </style:style>
    <style:style style:name="P30" style:family="paragraph" style:parent-style-name="Standard">
      <style:paragraph-properties fo:text-align="start" style:justify-single-word="false"/>
      <style:text-properties fo:font-size="13pt" fo:language="fr" fo:country="FR" fo:font-style="normal" style:text-underline-style="none" fo:font-weight="normal" officeooo:rsid="001ffbfa" officeooo:paragraph-rsid="001ffbfa" style:font-size-asian="11.3500003814697pt" style:font-style-asian="normal" style:font-weight-asian="normal" style:font-size-complex="13pt"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0c5461"/>
    </style:style>
    <style:style style:name="T4" style:family="text">
      <style:text-properties officeooo:rsid="001a49fd"/>
    </style:style>
    <style:style style:name="T5" style:family="text">
      <style:text-properties officeooo:rsid="001ffb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ème 1: Sociétés et environnements des équilibres fragiles</text:p>
      <text:p text:style-name="P1"/>
      <text:p text:style-name="P2"><text:span text:style-name="T3">S</text:span>ociétés :<text:span text:style-name="T1"> ensembles de groupes humains organisés.</text:span></text:p>
      <text:p text:style-name="P3"/>
      <text:p text:style-name="P2"><text:span text:style-name="T3">M</text:span>ilieux :<text:span text:style-name="T1"> ensemble des caractéristiques naturelles (climat, végétation, relief, sol) qui influencent les sociétés.</text:span></text:p>
      <text:p text:style-name="P3"/>
      <text:p text:style-name="P2">Environnement : <text:span text:style-name="T1"><text:s/>cadre de vie des sociétés résultant des interactions entre le milieu et les société.</text:span></text:p>
      <text:p text:style-name="P3"/>
      <text:p text:style-name="P4">Ce thème étudie la façon dont les sociétés transforment le milieu, et comment ce milieu influence les sociétés. Ainsi, ces rapports entraînent des transformations spatiales à toutes les échelles. </text:p>
      <text:p text:style-name="P5">Plus l’échelle est grande, plus l’espace représenté est petit.</text:p>
      <text:p text:style-name="P5"/>
      <text:p text:style-name="P27">Chapitre 1 : Les sociétés face aux risque</text:p>
      <text:p text:style-name="P6"/>
      <text:p text:style-name="P7">Comment les risques, dans un contexte de changement global, révèlent-ils l’inégale vulnérabilité des sociétés ?</text:p>
      <text:p text:style-name="P7"/>
      <text:p text:style-name="P10"><text:s text:c="4"/>I. Les sociétés face aux risques</text:p>
      <text:p text:style-name="P8">1. Les risques : des aléas et des enjeux</text:p>
      <text:p text:style-name="P9">a. Aléas et...</text:p>
      <text:p text:style-name="P8"><text:span text:style-name="T2">Aléa</text:span> : événement violent, d’origine naturelle ou humaine présentant une probabilité plus ou moins forte de survenir.</text:p>
      <text:p text:style-name="P11">Exemple : Catastrophes naturelles </text:p>
      <text:p text:style-name="P12"/>
      <text:p text:style-name="P14">Les aléas naturels sont variés (séismes, tsunamis, éruption volcanique, cyclone, inondations) et ils concernent le monde entiers. Toutefois, certaines régions sont plus exposées que d’autres (Littoraux japonnais et Ouest Américain)</text:p>
      <text:p text:style-name="P13">Les aléas d’origine technologique se situent dans des zones plutôt peuplées. </text:p>
      <text:p text:style-name="P15"/>
      <text:p text:style-name="P13">b. ...enjeux</text:p>
      <text:p text:style-name="P16"/>
      <text:p text:style-name="P17">Les risques sont constitués d’aléas combiné à des enjeux. Ces enjeux peuvent être humain et/ou matériel. Ainsi, la gravité d’une catastrophe dépend de la violence de l’aléa mais aussi du nombre de personne et de bien matériel exposés à cet aléa.</text:p>
      <text:p text:style-name="P12"/>
      <text:p text:style-name="P18">c. Dans un contexte de changement global</text:p>
      <text:p text:style-name="P18"/>
      <text:p text:style-name="P19">1. Bangladesh :</text:p>
      <text:p text:style-name="P19">Capitale : Dacca</text:p>
      <text:p text:style-name="P19">Pays voisin : Inde</text:p>
      <text:p text:style-name="P19">Eau courante (beaucoup de fleuve)</text:p>
      <text:p text:style-name="P19">Aléas : Tsunamis, cyclones (du Golfe de Bengale à Dacca)</text:p>
      <text:p text:style-name="P19">Relief plutôt plat</text:p>
      <text:p text:style-name="P19">densité d’habitant élevé (200 à 1000 hab/km²)</text:p>
      <text:p text:style-name="P19"/>
      <text:p text:style-name="P19"><text:soft-page-break/></text:p>
      <text:p text:style-name="P19"/>
      <text:p text:style-name="P20">Activité : Les Alpes :des environnements vulnérables et valorisés </text:p>
      <text:p text:style-name="P19"/>
      <text:p text:style-name="P21">1. Le massif alpin est mis en valeur grâce au tourisme. Les montagnes enneigées permettent la pratique du Ski, dont 300 Stations de skis reçoivent chaque années 120 Millions de touristes.</text:p>
      <text:p text:style-name="P23">s</text:p>
      <text:p text:style-name="P21">2. Les activités menacées</text:p>
      <text:p text:style-name="P21"/>
      <text:p text:style-name="P22">3.</text:p>
      <text:p text:style-name="P21"/>
      <text:p text:style-name="P22">4. le phénomène de pollution est plus fréquent dans les Alpes qu’en plaine à cause de l’inversion thermique et pollution</text:p>
      <text:p text:style-name="P22"><text:s text:c="4"/></text:p>
      <text:p text:style-name="P24">II. La vulnérabilité face aux risques</text:p>
      <text:p text:style-name="P24">a. Prévoir, prévenir, gérer.</text:p>
      <text:p text:style-name="P24"/>
      <text:p text:style-name="P24">Afin de se protéger contre les risques, les sociétés ont plusieurs moyens d’agir :</text:p>
      <text:p text:style-name="P25">* Prévoir : <text:span text:style-name="T4">Essayer de savoir à l’avance si un aléa va avoir lieu ;</text:span></text:p>
      <text:p text:style-name="P24">* Prévenir : <text:span text:style-name="T4">Essayer d’éviter qu’une population soit touchée par un aléa ;</text:span></text:p>
      <text:p text:style-name="P24">* Gérer : <text:span text:style-name="T4">Porter secours aux personnes et réparer les dégâts liées à une catastrophe.</text:span></text:p>
      <text:p text:style-name="P24"/>
      <text:p text:style-name="P26">Pour certains risques, il existe des services de préventions. Des moyens scientifique permettent de prévoir l’arrivée d’un aléa, quelques jours pour les risques météorologiques, quelques heures pour les risques sismique.</text:p>
      <text:p text:style-name="P26"/>
      <text:p text:style-name="P26">En France, le service météofrance met en place chaque jour une carte de vigilance surveillant les aléas et une carte des crues.</text:p>
      <text:p text:style-name="P26"/>
      <text:p text:style-name="P26">Les sociétés essaient de faire en sorte que des biens et/ou des personnes ne se retrouvent pas exposés aux risques grâce à des équipement parfois coûteuse ou à des comportements (informations, exercices…).</text:p>
      <text:p text:style-name="P26"/>
      <text:p text:style-name="P26">Face aux catastrophe, il existe des procédures et des personnes chargées de faire des bilans des dégats indemniser les victimes et assurer les reconstruction nécessaires.</text:p>
      <text:p text:style-name="P26"/>
      <text:p text:style-name="P28">b. Des sociétés inégalement vulnérables.</text:p>
      <text:p text:style-name="P28"/>
      <text:p text:style-name="P28"/>
      <text:p text:style-name="P28"/>
      <text:p text:style-name="P28"/>
      <text:p text:style-name="P29">Les états les plus vulnérables se situe en Afrique et en <text:tab/>Asie du Sud. En revanche, les états les moins vulnérables sont les plus riches. Concernant les conséquences Matérielle, c’est dans les pays des plus riches qu’elles sont le plus importante. La vulnérabilité d’une société face à laquelle elle est exposé à l’aléa à sa densité de population, à <text:span text:style-name="T5">de l’état et à son niveaux de développement. Ainsi les états les plus vulnérables sont des états du Sud</text:span></text:p>
      <text:p text:style-name="P29"/>
      <text:p text:style-name="P29"><text:soft-page-break/></text:p>
      <text:p text:style-name="P30">Chapitre II Des ressources majeures sous pression : tensions, gestions</text:p>
      <text:p text:style-name="P30"/>
      <text:p text:style-name="P30">Comment les sociétés gèrent-elles une ressources, sources de tensions, dont la durabilité est menacée ?</text:p>
      <text:p text:style-name="P30"/>
      <text:p text:style-name="P30">1.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5.2$Windows_X86_64 LibreOffice_project/64390860c6cd0aca4beafafcfd84613dd9dfb63a</meta:generator>
    <dc:date>2021-11-16T13:17:17.832000000</dc:date>
    <meta:editing-duration>PT22H5M24S</meta:editing-duration>
    <meta:editing-cycles>19</meta:editing-cycles>
    <meta:document-statistic meta:table-count="0" meta:image-count="0" meta:object-count="0" meta:page-count="3" meta:paragraph-count="47" meta:word-count="624" meta:character-count="3949" meta:non-whitespace-character-count="3358"/>
  </office:meta>
</office:document-meta>
</file>